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22d7" officeooo:paragraph-rsid="000522d7"/>
    </style:style>
    <style:style style:name="P2" style:family="paragraph" style:parent-style-name="Standard">
      <style:text-properties officeooo:rsid="000b9dc1" officeooo:paragraph-rsid="000b9dc1"/>
    </style:style>
    <style:style style:name="P3" style:family="paragraph" style:parent-style-name="Text_20_body">
      <style:text-properties officeooo:rsid="000b9dc1" officeooo:paragraph-rsid="000b9dc1"/>
    </style:style>
    <style:style style:name="P4" style:family="paragraph" style:parent-style-name="Heading_20_2">
      <style:text-properties officeooo:rsid="000b9dc1" officeooo:paragraph-rsid="000b9dc1"/>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text-properties officeooo:rsid="00183ff5" officeooo:paragraph-rsid="00183ff5"/>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text-properties officeooo:paragraph-rsid="000bb474"/>
    </style:style>
    <style:style style:name="P11" style:family="paragraph" style:parent-style-name="Text_20_body" style:list-style-name="L2">
      <style:paragraph-properties fo:margin-top="0in" fo:margin-bottom="0in" loext:contextual-spacing="false"/>
      <style:text-properties officeooo:rsid="00106c1b" officeooo:paragraph-rsid="00106c1b"/>
    </style:style>
    <style:style style:name="P12" style:family="paragraph" style:parent-style-name="Text_20_body" style:list-style-name="L2">
      <style:paragraph-properties fo:margin-top="0in" fo:margin-bottom="0in" loext:contextual-spacing="false"/>
      <style:text-properties officeooo:rsid="00109ed6" officeooo:paragraph-rsid="00109ed6"/>
    </style:style>
    <style:style style:name="P13" style:family="paragraph" style:parent-style-name="Text_20_body" style:list-style-name="L2">
      <style:paragraph-properties fo:margin-top="0in" fo:margin-bottom="0in" loext:contextual-spacing="false"/>
      <style:text-properties officeooo:rsid="00123c39" officeooo:paragraph-rsid="00123c39"/>
    </style:style>
    <style:style style:name="P14" style:family="paragraph" style:parent-style-name="Text_20_body" style:list-style-name="L2">
      <style:paragraph-properties fo:margin-top="0in" fo:margin-bottom="0in" loext:contextual-spacing="false"/>
      <style:text-properties officeooo:rsid="0012fce2" officeooo:paragraph-rsid="0012fce2"/>
    </style:style>
    <style:style style:name="P15" style:family="paragraph" style:parent-style-name="Text_20_body" style:list-style-name="L2">
      <style:paragraph-properties fo:margin-top="0in" fo:margin-bottom="0in" loext:contextual-spacing="false"/>
      <style:text-properties officeooo:rsid="0014749b" officeooo:paragraph-rsid="0014749b"/>
    </style:style>
    <style:style style:name="P16" style:family="paragraph" style:parent-style-name="Text_20_body" style:list-style-name="L2">
      <style:paragraph-properties fo:margin-top="0in" fo:margin-bottom="0in" loext:contextual-spacing="false"/>
      <style:text-properties officeooo:rsid="001497be" officeooo:paragraph-rsid="001497be"/>
    </style:style>
    <style:style style:name="P17" style:family="paragraph" style:parent-style-name="Text_20_body" style:list-style-name="L2">
      <style:paragraph-properties fo:margin-top="0in" fo:margin-bottom="0in" loext:contextual-spacing="false"/>
      <style:text-properties officeooo:rsid="001654d7" officeooo:paragraph-rsid="001654d7"/>
    </style:style>
    <style:style style:name="P18" style:family="paragraph" style:parent-style-name="Text_20_body" style:list-style-name="L2">
      <style:paragraph-properties fo:margin-top="0in" fo:margin-bottom="0in" loext:contextual-spacing="false"/>
      <style:text-properties officeooo:rsid="00178536" officeooo:paragraph-rsid="00178536"/>
    </style:style>
    <style:style style:name="T1" style:family="text">
      <style:text-properties officeooo:rsid="00082e57"/>
    </style:style>
    <style:style style:name="T2" style:family="text">
      <style:text-properties officeooo:rsid="00109ed6"/>
    </style:style>
    <style:style style:name="T3" style:family="text">
      <style:text-properties officeooo:rsid="00123c39"/>
    </style:style>
    <style:style style:name="T4" style:family="text">
      <style:text-properties officeooo:rsid="001497b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3-2 – Week <text:span text:style-name="T1">2 Overview </text:span></text:p>
      <text:p text:style-name="P1"/>
      <text:p text:style-name="P3">LPCs vs RPCs </text:p>
      <text:list xml:id="list8634303684840847845" text:style-name="L1">
        <text:list-item>
          <text:p text:style-name="P8">Marshaling </text:p>
        </text:list-item>
        <text:list-item>
          <text:p text:style-name="P8">Serial Equivalence </text:p>
        </text:list-item>
        <text:list-item>
          <text:p text:style-name="P8">Pessimistic Concurrency Control </text:p>
        </text:list-item>
        <text:list-item>
          <text:p text:style-name="P8">Optimistic Concurrency Control </text:p>
        </text:list-item>
        <text:list-item>
          <text:p text:style-name="P8">Deadlocks and their detection/avoidance/prevention </text:p>
        </text:list-item>
        <text:list-item>
          <text:p text:style-name="P8">ACID Properties </text:p>
        </text:list-item>
        <text:list-item>
          <text:p text:style-name="P8">Nines Availability </text:p>
        </text:list-item>
        <text:list-item>
          <text:p text:style-name="P8">Active and Passive Replication </text:p>
        </text:list-item>
        <text:list-item>
          <text:p text:style-name="P5">Two-phase commit </text:p>
        </text:list-item>
      </text:list>
      <text:h text:style-name="P4" text:outline-level="2">Guiding Questions</text:h>
      <text:p text:style-name="Text_20_body">Develop your answers to the following guiding questions while completing the activities throughout the week.</text:p>
      <text:list xml:id="list7272404856733988799" text:style-name="L2">
        <text:list-item>
          <text:p text:style-name="P10">Does an RPC always cross machine boundaries? </text:p>
          <text:list>
            <text:list-item>
              <text:p text:style-name="P11">If machine boundary is a single mechanical unit where the invocation call is at then sure thing. <text:span text:style-name="T2">RPC is a protocol that one program can use to request a service from a program located in another computer on a network without having to understand its network details. You could imagine it as a TCP model and it waits for the call to come back. </text:span></text:p>
            </text:list-item>
          </text:list>
        </text:list-item>
        <text:list-item>
          <text:p text:style-name="P9">Why is marshaling needed at all? </text:p>
          <text:list>
            <text:list-item>
              <text:p text:style-name="P12">Marshaling is the process of transforming the memory representation of an object to a data format suitable for storage or transmission. It is used when data is “<text:span text:style-name="T3">serialize”</text:span> to a different location or a different computer or system. </text:p>
            </text:list-item>
            <text:list-item>
              <text:p text:style-name="P13">If serialization isn’t good enough and the data one wants to send is already in binary format so that data is converted into a endian style.</text:p>
            </text:list-item>
          </text:list>
        </text:list-item>
        <text:list-item>
          <text:p text:style-name="P9">What are conflicting operations and how can you use them to detect serial equivalence among transactions? </text:p>
          <text:list>
            <text:list-item>
              <text:p text:style-name="P14">Conflicting operations is when two operations or more are in conflict. This could be due to different transactions, on the same object, or at least one of them is write and/or the other isn’t.</text:p>
            </text:list-item>
            <text:list-item>
              <text:p text:style-name="P15">To detect serial equivalence, you could check for a cycle in the precedence graph. <text:span text:style-name="T4">That being said, you check if let’s say X writes to an item in which Y of the same object is reading. </text:span></text:p>
            </text:list-item>
            <text:list-item>
              <text:p text:style-name="P16">Hmmm, honestly speaking, I’m not too confident about this answer so I’ll get back to it later on when I start on this project.</text:p>
            </text:list-item>
          </text:list>
        </text:list-item>
        <text:list-item>
          <text:p text:style-name="P9">Is locking a form of pessimistic or optimistic concurrency control? </text:p>
          <text:list>
            <text:list-item>
              <text:p text:style-name="P17"><text:soft-page-break/>Pessimistic concurrency control involves in locking rows at the data source to prevent other users from modifying data in a way that affects the current user.</text:p>
            </text:list-item>
            <text:list-item>
              <text:p text:style-name="P17">Optimistic concurrency control on the other hand is the opposite and there is no need for a lockdown when reading it. It determines if a user has modified some changes and updates it before another users read it.</text:p>
            </text:list-item>
            <text:list-item>
              <text:p text:style-name="P17">Therefore, locking is a form of pessimistic concurrency as you would want to protect critical section from being read/write while another user is interacting with it.</text:p>
            </text:list-item>
          </text:list>
        </text:list-item>
        <text:list-item>
          <text:p text:style-name="P9">Does Google docs use pessimistic or optimistic concurrency control? </text:p>
          <text:list>
            <text:list-item>
              <text:p text:style-name="P17">It is optimistic concurrency control because it allows everyone that has access to change whatever is needed on the spot.</text:p>
            </text:list-item>
          </text:list>
        </text:list-item>
        <text:list-item>
          <text:p text:style-name="P9">What is one way to prevent deadlocks among transactions? </text:p>
          <text:list>
            <text:list-item>
              <text:p text:style-name="P17">You could do a set of algorithms that handles process scheduling like UCB’s BSD priority scheduling. This is mainly an OS questions so im skipping it since I know a fair amount of details.</text:p>
            </text:list-item>
          </text:list>
        </text:list-item>
        <text:list-item>
          <text:p text:style-name="P9">What does “three nines availability” really mean? </text:p>
          <text:list>
            <text:list-item>
              <text:p text:style-name="P18">There is a wide variety of definitions associated with this term</text:p>
            </text:list-item>
            <text:list-item>
              <text:p text:style-name="P18">Basically, you need to make sure you got your basic CAP theorem ready for action with the idea of expanding horizontally rather than vertically. Its essential idea is to make sure the servers are uptime and ready for action regardless of what is happening to ensure there no downtime seemingly. </text:p>
            </text:list-item>
          </text:list>
        </text:list-item>
        <text:list-item>
          <text:p text:style-name="P6">Why is Two-phase commit preferable over One-phase commit? </text:p>
          <text:list>
            <text:list-item>
              <text:p text:style-name="P7">The main difference is that one-phase occurs within one database while two-phase occurs within a distributed locations using multiple transactions. Essentially, for two-phase, for an update to occur everyone with those information has to confirmed with an ACK before it is pushed. While, one-phase where it performs everything at once which is concerning because what if one server goes down while being updated then it wouldn’t be consistent with all the other servers. </text:p>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4:55:09.500397318</meta:creation-date>
    <dc:date>2018-09-14T17:51:34.956338580</dc:date>
    <meta:editing-duration>PT24M35S</meta:editing-duration>
    <meta:editing-cycles>16</meta:editing-cycles>
    <meta:generator>LibreOffice/5.1.6.2$Linux_X86_64 LibreOffice_project/10m0$Build-2</meta:generator>
    <meta:document-statistic meta:table-count="0" meta:image-count="0" meta:object-count="0" meta:page-count="2" meta:paragraph-count="35" meta:word-count="650" meta:character-count="3796" meta:non-whitespace-character-count="3187"/>
  </office:meta>
</office:document-meta>
</file>